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935cb" officeooo:paragraph-rsid="000935cb"/>
    </style:style>
    <style:style style:name="P2" style:family="paragraph" style:parent-style-name="Standard">
      <style:text-properties officeooo:rsid="000a3fac" officeooo:paragraph-rsid="000a3fac"/>
    </style:style>
    <style:style style:name="T1" style:family="text">
      <style:text-properties officeooo:rsid="000935cb"/>
    </style:style>
    <style:style style:name="T2" style:family="text">
      <style:text-properties style:text-position="super 58%"/>
    </style:style>
    <style:style style:name="T3" style:family="text">
      <style:text-properties officeooo:rsid="000a3fa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0"/><text:span text:style-name="T1">SUST ONLINE COMMUNITY</text:span></text:p>
      <text:p text:style-name="P1"/>
      <text:p text:style-name="P1">IDEA:</text:p>
      <text:p text:style-name="P1"><text:s text:c="12"/>University is like 2<text:span text:style-name="T2">nd</text:span> home for a student , So we came up with an idea of “SOC” a software for making the bonding between students. A complete software which will provide current news , information , class notice , class routine and cultural activities.</text:p>
      <text:p text:style-name="P1"/>
      <text:p text:style-name="P1">Feature:</text:p>
      <text:p text:style-name="P1">1. News Feed (All, Departmental)</text:p>
      <text:p text:style-name="P1">2.Teachers(<text:span text:style-name="T3">All,News Feeds)</text:span></text:p>
      <text:p text:style-name="P2">3.Alumni(Departmental, Expert( GRE, IELTS, G-MAT)</text:p>
      <text:p text:style-name="P2">4.Students(Departmental,Area wise sorted)</text:p>
      <text:p text:style-name="P2">5.Blood(Blood Donner)</text:p>
      <text:p text:style-name="P2">6.Current Event(Contest,Cultural Night, Special)</text:p>
      <text:p text:style-name="P2">7.Academic Calendar</text:p>
      <text:p text:style-name="P2">8.Organization</text:p>
      <text:p text:style-name="P2">9.Photo Archive</text:p>
      <text:p text:style-name="P2">10.Others:</text:p>
      <text:p text:style-name="P2"><text:s text:c="10"/>a. Notice Board</text:p>
      <text:p text:style-name="P2"><text:s text:c="10"/>b. Lost &amp; Found</text:p>
      <text:p text:style-name="P2"><text:s text:c="10"/>c. Bus Schedule</text:p>
      <text:p text:style-name="P2"><text:s text:c="9"/>d. Tution media</text:p>
      <text:p text:style-name="P2"><text:s text:c="10"/>e. Buy &amp; Sell <text:s text:c="2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4:41:18.336189333</meta:creation-date>
    <dc:date>2019-04-12T09:45:40.277996223</dc:date>
    <meta:editing-duration>PT18H12M19S</meta:editing-duration>
    <meta:editing-cycles>1</meta:editing-cycles>
    <meta:document-statistic meta:table-count="0" meta:image-count="0" meta:object-count="0" meta:page-count="1" meta:paragraph-count="19" meta:word-count="94" meta:character-count="749" meta:non-whitespace-character-count="560"/>
    <meta:generator>LibreOffice/6.0.7.3$Linux_X86_64 LibreOffice_project/00m0$Build-3</meta:generator>
  </office:meta>
</office:document-meta>
</file>